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Wordpress Api" - чтобы охватить все темы, разделы и аспекты, для разработчика</text:p>
      <text:p text:style-name="Standard">ChatGPT</text:p>
      <text:p text:style-name="P1">ChatGPT</text:p>
      <text:p text:style-name="Text_20_body">Конечно, вот структура учебника по WordPress API для разработчика:</text:p>
      <text:p text:style-name="Text_20_body"><text:span text:style-name="Strong_20_Emphasis">Глава 1: Введение в WordPress API</text:span> 1.1 Что такое WordPress API? 1.2 Зачем нужен WordPress API разработчикам? 1.3 Основные принципы работы с WordPress API</text:p>
      <text:p text:style-name="Text_20_body"><text:span text:style-name="Strong_20_Emphasis">Глава 2: Понимание REST API</text:span> 2.1 Что такое REST API? 2.2 REST API и WordPress: введение 2.3 Аутентификация в REST API WordPress</text:p>
      <text:p text:style-name="Text_20_body"><text:span text:style-name="Strong_20_Emphasis">Глава 3: Основные концепции REST API WordPress</text:span> 3.1 Эндпоинты и маршруты 3.2 Типы запросов (GET, POST, PUT, DELETE) 3.3 Работа с параметрами запросов</text:p>
      <text:p text:style-name="Text_20_body"><text:span text:style-name="Strong_20_Emphasis">Глава 4: Работа с объектами в WordPress API</text:span> 4.1 Работа с постами (post) 4.2 Работа с страницами (page) 4.3 Работа с категориями (category) и метками (tag) 4.4 Работа с пользовательскими типами записей (custom post types)</text:p>
      <text:p text:style-name="Text_20_body"><text:span text:style-name="Strong_20_Emphasis">Глава 5: Расширенные возможности REST API WordPress</text:span> 5.1 Работа с медиафайлами (media) 5.2 Манипуляции с комментариями (comment) 5.3 Работа с настройками сайта (settings) 5.4 Работа с пользователями (user)</text:p>
      <text:p text:style-name="Text_20_body"><text:span text:style-name="Strong_20_Emphasis">Глава 6: Работа с плагинами и темами через REST API</text:span> 6.1 Разработка плагинов, использующих REST API 6.2 Разработка тем, использующих REST API 6.3 Примеры использования REST API в плагинах и темах</text:p>
      <text:p text:style-name="Text_20_body"><text:span text:style-name="Strong_20_Emphasis">Глава 7: Отладка и тестирование REST API</text:span> 7.1 Использование инструментов для тестирования REST API 7.2 Отладка запросов и ответов 7.3 Работа с логами запросов и ответов</text:p>
      <text:p text:style-name="Text_20_body"><text:span text:style-name="Strong_20_Emphasis">Глава 8: Примеры использования WordPress API в реальных проектах</text:span> 8.1 Интеграция WordPress с внешними приложениями 8.2 Создание мобильного приложения на основе WordPress API 8.3 Использование WordPress API для создания SPA (Single Page Application)</text:p>
      <text:p text:style-name="Text_20_body"><text:span text:style-name="Strong_20_Emphasis">Глава 9: Безопасность WordPress API</text:span> 9.1 Основные принципы безопасности REST API 9.2 Аутентификация и авторизация запросов 9.3 Ограничение доступа к эндпоинтам</text:p>
      <text:p text:style-name="Text_20_body"><text:span text:style-name="Strong_20_Emphasis">Глава 10: Лучшие практики использования WordPress API</text:span> 10.1 Оптимизация запросов к API 10.2 Кеширование данных 10.3 Обработка ошибок</text:p>
      <text:p text:style-name="Text_20_body"><text:span text:style-name="Strong_20_Emphasis">Глава 11: Ресурсы для дальнейшего изучения</text:span> 11.1 Документация WordPress REST API 11.2 Официальный блог WordPress о разработке 11.3 Сообщество WordPress разработчиков</text:p>
      <text:p text:style-name="Text_20_body">Каждая глава должна включать теоретические материалы, практические примеры и задания для закрепления зна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0:42:39.41</dc:date>
    <meta:document-statistic meta:table-count="0" meta:image-count="0" meta:object-count="0" meta:page-count="1" meta:paragraph-count="16" meta:word-count="322" meta:character-count="2212"/>
    <dc:creator>Dima Wide</dc:creator>
    <meta:user-defined meta:name="Info 1"/>
    <meta:user-defined meta:name="Info 2"/>
    <meta:user-defined meta:name="Info 3"/>
    <meta:user-defined meta:name="Info 4"/>
  </office:meta>
</office:document-meta>
</file>